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F0000026F468DBFB0.png" manifest:media-type="image/png"/>
  <manifest:file-entry manifest:full-path="Pictures/1000057E00000653000006539FD3F8F2.svg" manifest:media-type="image/svg+xml"/>
  <manifest:file-entry manifest:full-path="Pictures/100007290000405A0000405A4466AA3B.svg" manifest:media-type="image/svg+xml"/>
  <manifest:file-entry manifest:full-path="Pictures/10000000000003E8000003E891C38DE4.png" manifest:media-type="image/png"/>
  <manifest:file-entry manifest:full-path="Pictures/10000000000003E8000003E8023B0D0B.png" manifest:media-type="image/png"/>
  <manifest:file-entry manifest:full-path="Pictures/10000000000003E8000003E8A6DC88C6.png" manifest:media-type="image/png"/>
  <manifest:file-entry manifest:full-path="Pictures/100002010000003D0000003DB2A626CC.png" manifest:media-type="image/png"/>
  <manifest:file-entry manifest:full-path="Pictures/10000000000003E8000003E8AF4E6C6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9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291cm" fo:min-width="2.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45cm" fo:min-width="2.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6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7.652cm" fo:min-width="2.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5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8.65cm" fo:min-width="2.6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8.3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99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7.55cm" fo:min-width="2.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2cm, 5.876cm, 20.886cm, 20.414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.84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5cm, -0.229cm, 15.779cm, 21.81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4.808cm, 20.652cm, 20.71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00000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402cm" svg:height="11.1cm" svg:x="1.97cm" svg:y="3.2cm">
            <draw:image xlink:href="Pictures/10000000000003E8000003E8AF4E6C69.png" xlink:type="simple" xlink:show="embed" xlink:actuate="onLoad">
              <text:p/>
            </draw:image>
          </draw:frame>
          <draw:custom-shape draw:style-name="gr2" draw:text-style-name="P2" draw:layer="layout" svg:width="3.3cm" svg:height="9.541cm" svg:x="10.7cm" svg:y="2.4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3cm" svg:height="1.7cm" svg:x="1.5cm" svg:y="12.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1" draw:layer="layout" svg:width="10.741cm" svg:height="10.475cm" svg:x="12.598cm" svg:y="3.26cm">
            <draw:image xlink:href="Pictures/10000000000003E8000003E8A6DC88C6.png" xlink:type="simple" xlink:show="embed" xlink:actuate="onLoad">
              <text:p/>
            </draw:image>
          </draw:frame>
          <draw:custom-shape draw:style-name="gr5" draw:text-style-name="P2" draw:layer="layout" svg:width="3cm" svg:height="7.902cm" svg:x="20.828cm" svg:y="3.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3cm" svg:height="1.7cm" svg:x="12.098cm" svg:y="12.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1" draw:layer="layout" svg:width="10.1cm" svg:height="9.8cm" svg:x="2.27cm" svg:y="16.6cm">
            <draw:image xlink:href="Pictures/10000000000003E8000003E8023B0D0B.png" xlink:type="simple" xlink:show="embed" xlink:actuate="onLoad">
              <text:p/>
            </draw:image>
          </draw:frame>
          <draw:custom-shape draw:style-name="gr7" draw:text-style-name="P2" draw:layer="layout" svg:width="3.17cm" svg:height="8.9cm" svg:x="10cm" svg:y="16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8.87cm" svg:height="1.5cm" svg:x="1.93cm" svg:y="24.9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9" draw:text-style-name="P1" draw:layer="layout" svg:width="10.145cm" svg:height="9.8cm" svg:x="13.1cm" svg:y="16.82cm">
            <draw:image xlink:href="Pictures/10000000000003E8000003E891C38DE4.png" xlink:type="simple" xlink:show="embed" xlink:actuate="onLoad">
              <text:p/>
            </draw:image>
          </draw:frame>
          <draw:custom-shape draw:style-name="gr10" draw:text-style-name="P2" draw:layer="layout" svg:width="3cm" svg:height="7.8cm" svg:x="20.9cm" svg:y="16.8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cm" svg:height="7.8cm" svg:x="12.8cm" svg:y="25.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3" draw:layer="layout" svg:width="8.7cm" svg:height="1.673cm" svg:x="2cm" svg:y="1.327cm">
          <draw:text-box>
            <text:p><text:span text:style-name="T1">A</text:span></text:p>
          </draw:text-box>
        </draw:frame>
        <draw:frame draw:style-name="gr12" draw:text-style-name="P1" draw:layer="layout" svg:width="1.218cm" svg:height="1.218cm" svg:x="2.841cm" svg:y="1.882cm">
          <draw:image xlink:href="Pictures/1000057E00000653000006539FD3F8F2.svg" xlink:type="simple" xlink:show="embed" xlink:actuate="onLoad">
            <text:p/>
          </draw:image>
          <draw:image xlink:href="Pictures/100002010000003D0000003DB2A626CC.png" xlink:type="simple" xlink:show="embed" xlink:actuate="onLoad"/>
        </draw:frame>
        <draw:frame draw:style-name="gr12" draw:text-style-name="P1" draw:layer="layout" svg:width="1.218cm" svg:height="1.218cm" svg:x="2.841cm" svg:y="15.382cm">
          <draw:image xlink:href="Pictures/1000057E00000653000006539FD3F8F2.svg" xlink:type="simple" xlink:show="embed" xlink:actuate="onLoad">
            <text:p/>
          </draw:image>
          <draw:image xlink:href="Pictures/100002010000003D0000003DB2A626CC.png" xlink:type="simple" xlink:show="embed" xlink:actuate="onLoad"/>
        </draw:frame>
        <draw:frame draw:style-name="gr12" draw:text-style-name="P1" draw:layer="layout" svg:width="1.218cm" svg:height="1.218cm" svg:x="0.784cm" svg:y="9.64cm">
          <draw:image xlink:href="Pictures/1000057E00000653000006539FD3F8F2.svg" xlink:type="simple" xlink:show="embed" xlink:actuate="onLoad">
            <text:p/>
          </draw:image>
          <draw:image xlink:href="Pictures/100002010000003D0000003DB2A626CC.png" xlink:type="simple" xlink:show="embed" xlink:actuate="onLoad"/>
        </draw:frame>
        <draw:frame draw:style-name="gr12" draw:text-style-name="P1" draw:layer="layout" svg:width="1.218cm" svg:height="1.218cm" svg:x="11.982cm" svg:y="22.461cm">
          <draw:image xlink:href="Pictures/1000057E00000653000006539FD3F8F2.svg" xlink:type="simple" xlink:show="embed" xlink:actuate="onLoad">
            <text:p/>
          </draw:image>
          <draw:image xlink:href="Pictures/100002010000003D0000003DB2A626CC.png" xlink:type="simple" xlink:show="embed" xlink:actuate="onLoad"/>
        </draw:frame>
        <draw:frame draw:style-name="gr12" draw:text-style-name="P1" draw:layer="layout" svg:width="1.598cm" svg:height="1.598cm" svg:x="0.7cm" svg:y="22.351cm">
          <draw:image xlink:href="Pictures/100007290000405A0000405A4466AA3B.svg" xlink:type="simple" xlink:show="embed" xlink:actuate="onLoad">
            <text:p/>
          </draw:image>
          <draw:image xlink:href="Pictures/100002010000026F0000026F468DBFB0.png" xlink:type="simple" xlink:show="embed" xlink:actuate="onLoad"/>
        </draw:frame>
        <draw:frame draw:style-name="gr12" draw:text-style-name="P1" draw:layer="layout" svg:width="1.298cm" svg:height="1.298cm" svg:x="11.2cm" svg:y="9.87cm">
          <draw:image xlink:href="Pictures/100007290000405A0000405A4466AA3B.svg" xlink:type="simple" xlink:show="embed" xlink:actuate="onLoad">
            <text:p/>
          </draw:image>
          <draw:image xlink:href="Pictures/100002010000026F0000026F468DBFB0.png" xlink:type="simple" xlink:show="embed" xlink:actuate="onLoad"/>
        </draw:frame>
        <draw:frame draw:style-name="gr12" draw:text-style-name="P1" draw:layer="layout" svg:width="1.298cm" svg:height="1.298cm" svg:x="13.899cm" svg:y="2.172cm">
          <draw:image xlink:href="Pictures/100007290000405A0000405A4466AA3B.svg" xlink:type="simple" xlink:show="embed" xlink:actuate="onLoad">
            <text:p/>
          </draw:image>
          <draw:image xlink:href="Pictures/100002010000026F0000026F468DBFB0.png" xlink:type="simple" xlink:show="embed" xlink:actuate="onLoad"/>
        </draw:frame>
        <draw:frame draw:style-name="gr11" draw:text-style-name="P3" draw:layer="layout" svg:width="8.7cm" svg:height="1.673cm" svg:x="12.399cm" svg:y="1.67cm">
          <draw:text-box>
            <text:p><text:span text:style-name="T1">B</text:span></text:p>
          </draw:text-box>
        </draw:frame>
        <draw:frame draw:style-name="gr11" draw:text-style-name="P3" draw:layer="layout" svg:width="8.7cm" svg:height="1.673cm" svg:x="1.3cm" svg:y="15.327cm">
          <draw:text-box>
            <text:p><text:span text:style-name="T1">C</text:span></text:p>
          </draw:text-box>
        </draw:frame>
        <draw:frame draw:style-name="gr11" draw:text-style-name="P3" draw:layer="layout" svg:width="8.7cm" svg:height="1.673cm" svg:x="12.399cm" svg:y="15.22cm">
          <draw:text-box>
            <text:p><text:span text:style-name="T1">D</text:span></text:p>
          </draw:text-box>
        </draw:frame>
        <draw:frame draw:style-name="gr12" draw:text-style-name="P1" draw:layer="layout" svg:width="1.298cm" svg:height="1.298cm" svg:x="14.001cm" svg:y="15.422cm">
          <draw:image xlink:href="Pictures/100007290000405A0000405A4466AA3B.svg" xlink:type="simple" xlink:show="embed" xlink:actuate="onLoad">
            <text:p/>
          </draw:image>
          <draw:image xlink:href="Pictures/100002010000026F0000026F468DBFB0.png" xlink:type="simple" xlink:show="embed" xlink:actuate="onLoad"/>
        </draw:frame>
        <draw:frame draw:style-name="gr13" draw:text-style-name="P1" draw:layer="layout" svg:width="0.999cm" svg:height="1.799cm" svg:x="-10.2cm" svg:y="7.6cm">
          <draw:image xlink:href="Pictures/10000000000003E8000003E8AF4E6C69.png" xlink:type="simple" xlink:show="embed" xlink:actuate="onLoad">
            <text:p/>
          </draw:image>
        </draw:frame>
        <draw:frame draw:style-name="gr14" draw:text-style-name="P4" draw:layer="layout" svg:width="4.9cm" svg:height="3.095cm" draw:transform="rotate (1.5707963267949) translate (0.905cm 9.5cm)">
          <draw:text-box>
            <text:p>Marker genes</text:p>
          </draw:text-box>
        </draw:frame>
        <draw:frame draw:style-name="gr14" draw:text-style-name="P4" draw:layer="layout" svg:width="4.9cm" svg:height="3.095cm" svg:x="3.9cm" svg:y="2cm">
          <draw:text-box>
            <text:p>Samples</text:p>
          </draw:text-box>
        </draw:frame>
        <draw:frame draw:style-name="gr14" draw:text-style-name="P4" draw:layer="layout" svg:width="4.9cm" svg:height="3.095cm" draw:transform="rotate (1.5707963267949) translate (0.906cm 9.5cm)">
          <draw:text-box>
            <text:p>Marker genes</text:p>
          </draw:text-box>
        </draw:frame>
        <draw:frame draw:style-name="gr14" draw:text-style-name="P4" draw:layer="layout" svg:width="4.9cm" svg:height="3.095cm" svg:x="15.048cm" svg:y="2.271cm">
          <draw:text-box>
            <text:p>Samples</text:p>
          </draw:text-box>
        </draw:frame>
        <draw:frame draw:style-name="gr14" draw:text-style-name="P4" draw:layer="layout" svg:width="4.9cm" svg:height="3.095cm" draw:transform="rotate (1.5707963267949) translate (11.498cm 9.77cm)">
          <draw:text-box>
            <text:p>Marker genes</text:p>
          </draw:text-box>
        </draw:frame>
        <draw:frame draw:style-name="gr14" draw:text-style-name="P4" draw:layer="layout" svg:width="4.9cm" svg:height="3.095cm" draw:transform="rotate (1.5707963267949) translate (0.907cm 22.5cm)">
          <draw:text-box>
            <text:p>Marker genes</text:p>
          </draw:text-box>
        </draw:frame>
        <draw:frame draw:style-name="gr14" draw:text-style-name="P4" draw:layer="layout" svg:width="4.9cm" svg:height="3.095cm" draw:transform="rotate (1.5707963267949) translate (12.105cm 22.42cm)">
          <draw:text-box>
            <text:p>Marker genes</text:p>
          </draw:text-box>
        </draw:frame>
        <draw:custom-shape draw:style-name="gr10" draw:text-style-name="P2" draw:layer="layout" svg:width="3cm" svg:height="7.8cm" svg:x="20.9cm" svg:y="16.8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9cm" svg:height="3.095cm" svg:x="3.9cm" svg:y="2.001cm">
          <draw:text-box>
            <text:p>Samples</text:p>
          </draw:text-box>
        </draw:frame>
        <draw:frame draw:style-name="gr14" draw:text-style-name="P4" draw:layer="layout" svg:width="4.9cm" svg:height="3.095cm" svg:x="3.9cm" svg:y="15.503cm">
          <draw:text-box>
            <text:p>Samples</text:p>
          </draw:text-box>
        </draw:frame>
        <draw:frame draw:style-name="gr14" draw:text-style-name="P4" draw:layer="layout" svg:width="4.9cm" svg:height="3.095cm" svg:x="15.15cm" svg:y="15.423cm">
          <draw:text-box>
            <text:p>Samples</text:p>
          </draw:text-box>
        </draw:frame>
        <draw:frame draw:style-name="gr15" draw:text-style-name="P1" draw:layer="layout" svg:width="4.3cm" svg:height="7.6cm" svg:x="21.5cm" svg:y="4.3cm">
          <draw:image xlink:href="Pictures/10000000000003E8000003E8AF4E6C69.png" xlink:type="simple" xlink:show="embed" xlink:actuate="onLoad">
            <text:p/>
          </draw:image>
        </draw:frame>
        <draw:frame draw:style-name="gr14" draw:text-style-name="P6" draw:layer="layout" svg:width="4.9cm" svg:height="3.095cm" svg:x="20.8cm" svg:y="3.3cm">
          <draw:text-box>
            <text:p text:style-name="P5"><text:span text:style-name="T2">Cell type</text:span></text:p>
          </draw:text-box>
        </draw:frame>
        <draw:frame draw:style-name="gr13" draw:text-style-name="P1" draw:layer="layout" svg:width="1.6cm" svg:height="1.799cm" svg:x="21.5cm" svg:y="14.167cm">
          <draw:image xlink:href="Pictures/10000000000003E8000003E8AF4E6C69.png" xlink:type="simple" xlink:show="embed" xlink:actuate="onLoad">
            <text:p/>
          </draw:image>
        </draw:frame>
        <draw:frame draw:style-name="gr16" draw:text-style-name="P1" draw:layer="layout" svg:width="0.399cm" svg:height="1.899cm" svg:x="23.3cm" svg:y="14.066cm">
          <draw:image xlink:href="Pictures/10000000000003E8000003E8AF4E6C69.png" xlink:type="simple" xlink:show="embed" xlink:actuate="onLoad">
            <text:p/>
          </draw:image>
        </draw:frame>
        <draw:frame draw:style-name="gr14" draw:text-style-name="P6" draw:layer="layout" svg:width="5.6cm" svg:height="3.095cm" svg:x="20.493cm" svg:y="13.105cm">
          <draw:text-box>
            <text:p text:style-name="P5"><text:span text:style-name="T2">Normalized ex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9cm" fo:page-height="28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20:05:44.204492731</meta:creation-date>
    <dc:date>2016-06-04T18:06:16.571000000</dc:date>
    <dc:creator>Ogan Mancarci</dc:creator>
    <meta:editing-duration>PT11M26S</meta:editing-duration>
    <meta:editing-cycles>3</meta:editing-cycles>
    <meta:generator>LibreOffice/4.4.3.2$Windows_x86 LibreOffice_project/88805f81e9fe61362df02b9941de8e38a9b5fd16</meta:generator>
    <meta:document-statistic meta:object-count="45"/>
  </office:meta>
</office:document-meta>
</file>